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draw:shadow="visible" draw:shadow-offset-x="0.035cm" draw:shadow-offset-y="0.035cm" draw:shadow-opacity="50%" loext:shadow-blur="0.176cm"/>
    </style:style>
    <style:style style:name="gr2" style:family="graphic" style:parent-style-name="objectwithoutfill">
      <style:graphic-properties draw:stroke="dash" draw:stroke-dash="Fine_20_Dashed" draw:fill="none" draw:textarea-vertical-align="middle" draw:shadow="visible" draw:shadow-offset-x="0.035cm" draw:shadow-offset-y="0.035cm" draw:shadow-opacity="50%" loext:shadow-blur="0.176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865cm"/>
      <style:paragraph-properties style:writing-mode="lr-tb"/>
    </style:style>
    <style:style style:name="gr4" style:family="graphic" style:parent-style-name="objectwithoutfill">
      <style:graphic-properties draw:stroke="dash" draw:stroke-dash="Fine_20_Dashed" draw:marker-end="" draw:marker-end-width="0.3cm" draw:fill="none" draw:textarea-vertical-align="middle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1pt" style:font-size-asian="11pt" style:font-size-complex="11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 style:writing-mode="lr-tb"/>
      <style:text-properties fo:color="#000000" loext:opacity="100%" fo:font-size="11pt" fo:background-color="#ffffff" style:font-size-asian="11pt" style:font-size-complex="11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color="#000000" loext:opacity="100%" fo:font-size="11pt" fo:font-weight="normal" fo:background-color="#ffffff" style:font-size-asian="11pt" style:font-weight-asian="normal" style:font-size-complex="11pt" style:font-weight-complex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000000" loext:opacity="100%" fo:font-size="11pt" fo:background-color="#ffffff" style:font-size-asian="11pt" style:font-size-complex="11pt"/>
    </style:style>
    <style:style style:name="T3" style:family="text">
      <style:text-properties fo:color="#000000" loext:opacity="100%" fo:font-size="11pt" fo:font-weight="normal" fo:background-color="#ffffff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216cm" svg:height="1.48cm" draw:transform="skewX (0.524820506074695) rotate (1.23447137993559) translate (1.54186065843394cm 13.2408137260068cm)" svg:viewBox="0 0 2217 1481" svg:d="M0 170c3208-236 2293-509 1218 1311">
          <text:p/>
        </draw:path>
        <draw:path draw:style-name="gr1" draw:text-style-name="P1" draw:layer="layout" svg:width="2.404cm" svg:height="2.877cm" draw:transform="skewX (0.467399173684081) rotate (1.30166655613737) translate (4.93283914742897cm 13.2959951969597cm)" svg:viewBox="0 0 2405 2878" svg:d="M0 0c526-1 762 174 1048 668 287 494 993 1272 1254 1606 261 335-56 604-56 604">
          <text:p/>
        </draw:path>
        <draw:path draw:style-name="gr2" draw:text-style-name="P1" draw:layer="layout" svg:width="2.993cm" svg:height="2.877cm" draw:transform="skewX (0.467399173684081) rotate (1.30166655613737) translate (8.634cm 13.297cm)" svg:viewBox="0 0 2994 2878" svg:d="M0 0c0 0 736 53 1274 34-673 522 93 123 286 367 193 245-768 400 287 368-261 543-431 291 287 367-336 414-548 176 286 367-155 78-346 264 287 368-113 146-452 298 287 367-250 214-740 612-748 640">
          <text:p/>
        </draw:path>
        <draw:path draw:style-name="gr1" draw:text-style-name="P1" draw:layer="layout" svg:width="2.554cm" svg:height="2.522cm" draw:transform="skewX (0.524820506074695) rotate (1.23447137993559) translate (2.17562322365222cm 10.6789575542147cm)" svg:viewBox="0 0 2555 2523" svg:d="M0 127c3781-275 2277-156 2173 891s-391 593 53 1505">
          <text:p/>
        </draw:path>
        <draw:path draw:style-name="gr1" draw:text-style-name="P1" draw:layer="layout" svg:width="2.404cm" svg:height="2.877cm" draw:transform="skewX (0.467399173684081) rotate (1.30166655613737) translate (5.23383914742897cm 10.6959951969597cm)" svg:viewBox="0 0 2405 2878" svg:d="M0 0c526-1 762 174 1048 668 287 494 993 1272 1254 1606 261 335-56 604-56 604">
          <text:p/>
        </draw:path>
        <draw:path draw:style-name="gr1" draw:text-style-name="P1" draw:layer="layout" svg:width="2.993cm" svg:height="2.877cm" draw:transform="skewX (0.467399173684081) rotate (1.30166655613737) translate (8.935cm 10.697cm)" svg:viewBox="0 0 2994 2878" svg:d="M0 0c0 0 736 53 1274 34-673 522 93 123 286 367 193 245-768 400 287 368-261 543-431 291 287 367-336 414-548 176 286 367-155 78-346 264 287 368-113 146-452 298 287 367-250 214-740 612-748 640">
          <text:p/>
        </draw:path>
        <draw:path draw:style-name="gr1" draw:text-style-name="P1" draw:layer="layout" svg:width="2.993cm" svg:height="2.877cm" draw:transform="skewX (0.467399173684081) rotate (1.30166655613737) translate (8.634cm 13.297cm)" svg:viewBox="0 0 2994 2878" svg:d="M0 0l1282 32c382 489 1176 1459 1712 2206-250 214-748 640-748 640">
          <text:p/>
        </draw:path>
        <draw:frame draw:style-name="gr3" draw:text-style-name="P3" draw:layer="layout" svg:width="2.159cm" svg:height="1.115cm" svg:x="2.316cm" svg:y="10.071cm">
          <draw:text-box>
            <text:p text:style-name="P2"><text:span text:style-name="T1">Impulsive</text:span></text:p>
          </draw:text-box>
        </draw:frame>
        <draw:frame draw:style-name="gr3" draw:text-style-name="P3" draw:layer="layout" svg:width="2.441cm" svg:height="1.115cm" svg:x="5.417cm" svg:y="10.072cm">
          <draw:text-box>
            <text:p text:style-name="P2"><text:span text:style-name="T1">Sustained</text:span></text:p>
          </draw:text-box>
        </draw:frame>
        <draw:frame draw:style-name="gr3" draw:text-style-name="P3" draw:layer="layout" svg:width="2.441cm" svg:height="1.115cm" svg:x="9.018cm" svg:y="10.073cm">
          <draw:text-box>
            <text:p text:style-name="P2"><text:span text:style-name="T1">Iterative</text:span></text:p>
          </draw:text-box>
        </draw:frame>
        <draw:line draw:style-name="gr4" draw:text-style-name="P1" draw:layer="layout" svg:x1="2.271cm" svg:y1="8.344cm" svg:x2="2.27cm" svg:y2="13.7cm">
          <text:p/>
        </draw:line>
        <draw:line draw:style-name="gr4" draw:text-style-name="P1" draw:layer="layout" svg:x1="5.272cm" svg:y1="8.344cm" svg:x2="5.271cm" svg:y2="13.7cm">
          <text:p/>
        </draw:line>
        <draw:line draw:style-name="gr4" draw:text-style-name="P1" draw:layer="layout" svg:x1="7.873cm" svg:y1="8.344cm" svg:x2="7.872cm" svg:y2="13.7cm">
          <text:p/>
        </draw:line>
        <draw:line draw:style-name="gr4" draw:text-style-name="P1" draw:layer="layout" svg:x1="8.974cm" svg:y1="8.344cm" svg:x2="8.973cm" svg:y2="13.7cm">
          <text:p/>
        </draw:line>
        <draw:line draw:style-name="gr4" draw:text-style-name="P1" draw:layer="layout" svg:x1="11.575cm" svg:y1="8.344cm" svg:x2="11.574cm" svg:y2="13.7cm">
          <text:p/>
        </draw:line>
        <draw:line draw:style-name="gr5" draw:text-style-name="P1" draw:layer="layout" svg:x1="1.272cm" svg:y1="10.801cm" svg:x2="1.272cm" svg:y2="8.401cm">
          <text:p/>
        </draw:line>
        <draw:line draw:style-name="gr5" draw:text-style-name="P1" draw:layer="layout" svg:x1="1.272cm" svg:y1="11.001cm" svg:x2="12.372cm" svg:y2="11.001cm">
          <text:p/>
        </draw:line>
        <draw:frame draw:style-name="gr6" draw:text-style-name="P5" draw:layer="layout" svg:width="1.397cm" svg:height="0.683cm" svg:x="10.835cm" svg:y="10.664cm">
          <draw:text-box>
            <text:p text:style-name="P4"><text:span text:style-name="T2">Time</text:span></text:p>
          </draw:text-box>
        </draw:frame>
        <draw:frame draw:style-name="gr7" draw:text-style-name="P7" draw:layer="layout" svg:width="1.962cm" svg:height="1.115cm" draw:transform="rotate (1.5707963267949) translate (0.71cm 10.528cm)">
          <draw:text-box>
            <text:p text:style-name="P6"><text:span text:style-name="T3">Sound energy</text:span></text:p>
          </draw:text-box>
        </draw:frame>
        <draw:line draw:style-name="gr5" draw:text-style-name="P1" draw:layer="layout" svg:x1="1.273cm" svg:y1="13.602cm" svg:x2="1.273cm" svg:y2="11.202cm">
          <text:p/>
        </draw:line>
        <draw:frame draw:style-name="gr7" draw:text-style-name="P7" draw:layer="layout" svg:width="2.36cm" svg:height="1.115cm" draw:transform="rotate (1.5707963267949) translate (0.711cm 13.229cm)">
          <draw:text-box>
            <text:p text:style-name="P6"><text:span text:style-name="T3">Action energ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754" svg:d="M566 0l-566 754 114-85 136-68 148-46 161-17 161 13 153 46 140 68 118 89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" style:display-name="Object without fill_1_2" style:family="graphic" style:parent-style-name="Default_5f_1_5f_2">
      <style:graphic-properties svg:stroke-color="#000000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3" style:display-name="Object without fill_1_3" style:family="graphic" style:parent-style-name="Default_5f_1_5f_3">
      <style:graphic-properties svg:stroke-color="#000000" draw:fill="none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7T08:00:59.129127639</meta:creation-date>
    <dc:date>2021-08-30T21:25:04.287547775</dc:date>
    <meta:editing-duration>PT5H17M21S</meta:editing-duration>
    <meta:editing-cycles>71</meta:editing-cycles>
    <meta:generator>LibreOffice/7.1.5.2$Linux_X86_64 LibreOffice_project/10$Build-2</meta:generator>
    <dc:creator>Alexander Refsum Jensenius</dc:creator>
    <meta:document-statistic meta:object-count="21"/>
  </office:meta>
</office:document-meta>
</file>